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12">
      <style:paragraph-properties fo:text-align="start" style:justify-single-word="false"/>
      <style:text-properties style:font-name="Times New Roman" fo:font-size="13pt" officeooo:paragraph-rsid="0006c4e5" style:font-size-asian="13pt" style:font-size-complex="13pt"/>
    </style:style>
    <style:style style:name="P5" style:family="paragraph" style:parent-style-name="Standard" style:list-style-name="L12">
      <style:paragraph-properties fo:text-align="start" style:justify-single-word="false"/>
      <style:text-properties style:font-name="Times New Roman" fo:font-size="13pt" officeooo:rsid="0006c4e5" officeooo:paragraph-rsid="0006c4e5" style:font-size-asian="13pt" style:font-size-complex="13pt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Times New Roman" officeooo:paragraph-rsid="0006c4e5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3">
      <style:paragraph-properties fo:text-align="start" style:justify-single-word="false"/>
      <style:text-properties style:font-name="Times New Roman" fo:font-weight="normal" officeooo:rsid="0006c4e5" officeooo:paragraph-rsid="0006c4e5" style:font-weight-asian="normal" style:font-weight-complex="normal"/>
    </style:style>
    <style:style style:name="P10" style:family="paragraph" style:parent-style-name="Text_20_body" style:list-style-name="L13">
      <style:paragraph-properties fo:text-align="start" style:justify-single-word="false"/>
      <style:text-properties style:font-name="Times New Roman" fo:font-weight="normal" officeooo:rsid="0006c4e5" officeooo:paragraph-rsid="0006c4e5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06c4e5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fo:font-size="13pt" style:text-underline-style="none" style:font-size-asian="11.3500003814697pt" style:font-size-complex="13pt"/>
    </style:style>
    <style:style style:name="T7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style:text-blinking="false" fo:background-color="transparent" loext:char-shading-value="0" style:font-size-asian="11.3500003814697pt" style:font-size-complex="13pt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62270241" text:style-name="L1">
        <text:list-item>
          <text:p text:style-name="P2">Utilisateur<text:span text:style-name="T1"> :</text:span></text:p>
        </text:list-item>
      </text:list>
      <text:list text:style-name="L4">
        <text:list-item>
          <text:p text:style-name="P6"><text:span text:style-name="T4">Peut s’inscrire , se connecter.</text:span></text:p>
        </text:list-item>
        <text:list-item>
          <text:p text:style-name="P6"><text:span text:style-name="T4">Déposer de l’argent sur le site.</text:span></text:p>
        </text:list-item>
        <text:list-item>
          <text:p text:style-name="P8"><text:span text:style-name="T4">L</text:span><text:span text:style-name="T3">ors du dépôt , le site prend une commission en % (paramétrable).</text:span></text:p>
        </text:list-item>
        <text:list-item>
          <text:p text:style-name="P8"><text:span text:style-name="T3">Formulaire (nombre enfant fille et garçon) →(submit) voir la liste des cadeaux suggérés pour chaque enfant.</text:span></text:p>
        </text:list-item>
        <text:list-item>
          <text:p text:style-name="P8"><text:span text:style-name="T3">Dans la liste des suggestions , l’utilisateur peut échanger un ou plusieurs cadeaux et on refait le choix.</text:span></text:p>
        </text:list-item>
        <text:list-item>
          <text:p text:style-name="P8"><text:span text:style-name="T3">Lors de la validation des choix , on doit vérifier si le total ne dépasse pas le solde de l’utilisateur.</text:span></text:p>
        </text:list-item>
        <text:list-item>
          <text:p text:style-name="P8"><text:span text:style-name="T3">Si le total dépasse du montant de solde , on propose un boutton pour déposer (mbola tantara be).</text:span></text:p>
        </text:list-item>
      </text:list>
      <text:list xml:id="list221441364989911" text:continue-list="list62270241" text:style-name="L1">
        <text:list-item>
          <text:p text:style-name="P3">Admin<text:span text:style-name="T1"> :</text:span></text:p>
        </text:list-item>
      </text:list>
      <text:list text:style-name="L12">
        <text:list-item>
          <text:p text:style-name="P4"><text:span text:style-name="T2">On a une route « /admin » pour valider les dépôts.</text:span></text:p>
        </text:list-item>
        <text:list-item>
          <text:p text:style-name="P5"><text:span text:style-name="T2">Route « /ajout » pour ajouter des cadeaux avec des photos.</text:span></text:p>
        </text:list-item>
      </text:list>
      <text:list text:continue-list="list221441364989911" text:style-name="L1">
        <text:list-item>
          <text:p text:style-name="P7"><text:span text:style-name="T7">Métier</text:span><text:span text:style-name="T5"> :</text:span></text:p>
        </text:list-item>
      </text:list>
      <text:list text:style-name="L13">
        <text:list-item>
          <text:p text:style-name="P9"><text:span text:style-name="T6">Chaque cadeau a une catégorie (fille , garçon , neutre).</text:span></text:p>
        </text:list-item>
        <text:list-item>
          <text:p text:style-name="P9"><text:span text:style-name="T6">Un cadeau a un prix.</text:span></text:p>
        </text:list-item>
        <text:list-item>
          <text:p text:style-name="P10"><text:span text:style-name="T8">Le montant total des cadeaux ne dépasse pas le montant du dépôt.</text:span></text:p>
        </text:list-item>
        <text:list-item>
          <text:p text:style-name="P10"><text:span text:style-name="T8">Les cadeaux sont tous différents.</text:span></text:p>
        </text:list-item>
        <text:list-item>
          <text:p text:style-name="P10"><text:span text:style-name="T8">Chaque enfant a un cadea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1T22:14:40.067684378</dc:date>
    <meta:editing-duration>PT8H4M38S</meta:editing-duration>
    <meta:editing-cycles>1</meta:editing-cycles>
    <meta:document-statistic meta:table-count="0" meta:image-count="0" meta:object-count="0" meta:page-count="1" meta:paragraph-count="18" meta:word-count="181" meta:character-count="923" meta:non-whitespace-character-count="777"/>
    <meta:generator>LibreOffice/7.5.9.2$Linux_X86_64 LibreOffice_project/50$Build-2</meta:generator>
  </office:meta>
</office:document-meta>
</file>